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32.24pt"/>
    </style:style>
    <style:style style:name="co2" style:family="table-column">
      <style:table-column-properties fo:break-before="auto" style:column-width="109.84pt"/>
    </style:style>
    <style:style style:name="co3" style:family="table-column">
      <style:table-column-properties fo:break-before="auto" style:column-width="74.35pt"/>
    </style:style>
    <style:style style:name="co4" style:family="table-column">
      <style:table-column-properties fo:break-before="auto" style:column-width="77.41pt"/>
    </style:style>
    <style:style style:name="co5" style:family="table-column">
      <style:table-column-properties fo:break-before="auto" style:column-width="133pt"/>
    </style:style>
    <style:style style:name="co6" style:family="table-column">
      <style:table-column-properties fo:break-before="auto" style:column-width="155.2pt"/>
    </style:style>
    <style:style style:name="co7" style:family="table-column">
      <style:table-column-properties fo:break-before="auto" style:column-width="98.31pt"/>
    </style:style>
    <style:style style:name="co8" style:family="table-column">
      <style:table-column-properties fo:break-before="auto" style:column-width="216pt"/>
    </style:style>
    <style:style style:name="co9" style:family="table-column">
      <style:table-column-properties fo:break-before="auto" style:column-width="92.86pt"/>
    </style:style>
    <style:style style:name="co10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35pt" fo:break-before="auto" style:use-optimal-row-height="true"/>
    </style:style>
    <style:style style:name="ro3" style:family="table-row">
      <style:table-row-properties style:row-height="17.26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number:date-style style:name="N51" number:automatic-order="true">
      <number:month number:style="long"/>
      <number:text>/</number:text>
      <number:day number:style="long"/>
      <number:text>/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ce1" style:family="table-cell" style:parent-style-name="Default" style:data-style-name="N0">
      <style:table-cell-properties fo:background-color="#000080" style:diagonal-bl-tr="none" style:diagonal-tl-br="none" style:text-align-source="value-type" style:repeat-content="false" fo:wrap-option="no-wrap" fo:border="0.06pt solid #000000" fo:padding="0.99pt" style:rotation-angle="0" style:rotation-align="none" style:vertical-align="automatic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" style:family="table-cell" style:parent-style-name="Default" style:data-style-name="N0">
      <style:table-cell-properties fo:background-color="#808080" style:diagonal-bl-tr="none" style:diagonal-tl-br="none" style:text-align-source="value-type" style:repeat-content="false" fo:wrap-option="no-wrap" fo:border="0.06pt solid #000000" fo:padding="0.99pt" style:rotation-angle="0" style:rotation-align="none" style:vertical-align="automatic"/>
      <style:text-properties fo:color="#eeeee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3" style:family="table-cell" style:parent-style-name="Default">
      <style:table-cell-properties fo:wrap-option="wrap"/>
      <style:text-properties fo:color="#eeeee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0">
      <style:table-cell-properties fo:background-color="#4d4d4d" style:diagonal-bl-tr="none" style:diagonal-tl-br="none" style:text-align-source="value-type" style:repeat-content="false" fo:wrap-option="no-wrap" fo:border="0.06pt solid #000000" fo:padding="0.99pt" style:rotation-angle="0" style:rotation-align="none" style:vertical-align="automatic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5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99pt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6" style:family="table-cell" style:parent-style-name="Default" style:data-style-name="N0">
      <style:table-cell-properties fo:background-color="#cccccc" style:diagonal-bl-tr="none" style:diagonal-tl-br="none" style:text-align-source="value-type" style:repeat-content="false" fo:wrap-option="no-wrap" fo:border="0.06pt solid #000000" fo:padding="0.99pt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7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51"/>
    <style:style style:name="ce9" style:family="table-cell" style:parent-style-name="Default" style:data-style-name="N5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8"/>
        <table:table-column table:style-name="co10" table:default-cell-style-name="Default"/>
        <table:table-row table:style-name="ro1">
          <table:table-cell table:style-name="ce1" office:value-type="string" calcext:value-type="string">
            <text:p>Nome</text:p>
          </table:table-cell>
          <table:table-cell table:style-name="ce1" office:value-type="string" calcext:value-type="string">
            <text:p>Ramo</text:p>
          </table:table-cell>
          <table:table-cell table:style-name="ce1" office:value-type="string" calcext:value-type="string">
            <text:p>Telefone</text:p>
          </table:table-cell>
          <table:table-cell table:style-name="ce1" office:value-type="string" calcext:value-type="string">
            <text:p>Celular</text:p>
          </table:table-cell>
          <table:table-cell table:style-name="ce1" office:value-type="string" calcext:value-type="string">
            <text:p>Whatsapp</text:p>
          </table:table-cell>
          <table:table-cell table:style-name="ce1" office:value-type="string" calcext:value-type="string">
            <text:p>Endereço</text:p>
          </table:table-cell>
          <table:table-cell table:style-name="ce1" office:value-type="string" calcext:value-type="string">
            <text:p>Site</text:p>
          </table:table-cell>
          <table:table-cell table:style-name="ce1" office:value-type="string" calcext:value-type="string">
            <text:p>Usuario FB</text:p>
          </table:table-cell>
          <table:table-cell table:style-name="ce1" office:value-type="string" calcext:value-type="string">
            <text:p>Descrição</text:p>
          </table:table-cell>
          <table:table-cell table:style-name="ce1" office:value-type="string" calcext:value-type="string">
            <text:p>Data inclusao</text:p>
          </table:table-cell>
          <table:table-cell/>
        </table:table-row>
        <table:table-row table:style-name="ro2">
          <table:table-cell table:style-name="ce2" office:value-type="string" calcext:value-type="string">
            <text:p>Cassiane Monteiro</text:p>
          </table:table-cell>
          <table:table-cell table:style-name="ce5" office:value-type="string" calcext:value-type="string">
            <text:p>mascaras</text:p>
          </table:table-cell>
          <table:table-cell table:style-name="ce5" table:number-columns-repeated="4"/>
          <table:table-cell table:style-name="ce5" office:value-type="string" calcext:value-type="string">
            <text:p><text:a xlink:href="https://wa.me/5521972720858?fbclid=IwAR17PMzauWlW_OfWvX45_HiZXsIaEoVOSQwhGQIbR3ONsZDuvmT2Y2xYFjg" xlink:type="simple">https://wa.me/5521972720858</text:a> </text:p>
          </table:table-cell>
          <table:table-cell table:style-name="ce5" office:value-type="string" calcext:value-type="string">
            <text:p><text:a xlink:href="https://www.facebook.com/cassiane.monteiro.3?fref=gs&amp;__tn__=%2CdlC-R-R&amp;eid=ARDPSLXaip1_BfKZYCr60-ViZD_lUy6SAUuu00LLGe8m-66Pgp1uGFoDK55xeU9weYeX6Ih8bLCvsNJd&amp;hc_ref=ARQHJE2qG-FuH8y9ZRhiYMD0hB-kq1qxqUZCX6yrHm-eK7ZIdev8-vfEtgkskVc9xHY&amp;ref=nf_target&amp;dti=199919091445915&amp;hc_location=group" xlink:type="simple">https://www.facebook.com/cassiane.monteiro.3?fref=gs&amp;__tn__=%2CdlC-R-R&amp;eid=ARDPSLXaip1_BfKZYCr60-ViZD_lUy6SAUuu00LLGe8m-66Pgp1uGFoDK55xeU9weYeX6Ih8bLCvsNJd&amp;hc_ref=ARQHJE2qG-FuH8y9ZRhiYMD0hB-kq1qxqUZCX6yrHm-eK7ZIdev8-vfEtgkskVc9xHY&amp;ref=nf_target&amp;dti=199919091445915&amp;hc_location=group</text:a></text:p>
          </table:table-cell>
          <table:table-cell table:style-name="ce5" office:value-type="string" calcext:value-type="string">
            <text:p>Novidade!!! MÁSCARA DE TECIDO 3D. R$6,00 a unidade. ✔Maior conforto. ✔Mais anatômica. ✔Tecido em algodão. ✔Camada dupla. ✔Novas estampas. Entrego à domicílio. <text:s/></text:p>
          </table:table-cell>
          <table:table-cell table:style-name="ce6" office:value-type="float" office:value="43972.2955990857" calcext:value-type="float">
            <text:p>43972.2955990857</text:p>
          </table:table-cell>
          <table:table-cell/>
        </table:table-row>
        <table:table-row table:style-name="ro2">
          <table:table-cell table:style-name="ce2" office:value-type="string" calcext:value-type="string">
            <text:p>Casa porto</text:p>
          </table:table-cell>
          <table:table-cell table:style-name="ce5" office:value-type="string" calcext:value-type="string">
            <text:p>delivery</text:p>
          </table:table-cell>
          <table:table-cell table:style-name="ce5" table:number-columns-repeated="4"/>
          <table:table-cell table:style-name="ce5" office:value-type="string" calcext:value-type="string">
            <text:p><text:a xlink:href="http://www.casaporto.rio/?fbclid=IwAR01aVm51xYLZXBk_PdSqcLYLSkcv6MCNDB8SrpwTgsgPcYUXF8h3BRk-g4" xlink:type="simple">www.casaporto.rio</text:a> </text:p>
          </table:table-cell>
          <table:table-cell table:style-name="ce5" table:number-columns-repeated="2"/>
          <table:table-cell table:style-name="ce6" office:value-type="float" office:value="43973.2955990857" calcext:value-type="float">
            <text:p>43973.2955990857</text:p>
          </table:table-cell>
          <table:table-cell/>
        </table:table-row>
        <table:table-row table:style-name="ro1">
          <table:table-cell table:style-name="ce2" office:value-type="string" calcext:value-type="string">
            <text:p>SixToSix</text:p>
          </table:table-cell>
          <table:table-cell table:style-name="ce5" office:value-type="string" calcext:value-type="string">
            <text:p>informatica</text:p>
          </table:table-cell>
          <table:table-cell table:style-name="ce5" office:value-type="float" office:value="21991083123" calcext:value-type="float">
            <text:p>21991083123</text:p>
          </table:table-cell>
          <table:table-cell table:style-name="ce5"/>
          <table:table-cell table:style-name="ce5" office:value-type="float" office:value="21991083123" calcext:value-type="float">
            <text:p>21991083123</text:p>
          </table:table-cell>
          <table:table-cell table:style-name="ce5" table:number-columns-repeated="4"/>
          <table:table-cell table:style-name="ce6" office:value-type="float" office:value="43974.2955990856" calcext:value-type="float">
            <text:p>43974.2955990856</text:p>
          </table:table-cell>
          <table:table-cell/>
        </table:table-row>
        <table:table-row table:style-name="ro1">
          <table:table-cell table:style-name="ce2" office:value-type="string" calcext:value-type="string">
            <text:p>casainfo</text:p>
          </table:table-cell>
          <table:table-cell table:style-name="ce5" office:value-type="string" calcext:value-type="string">
            <text:p>informatica</text:p>
          </table:table-cell>
          <table:table-cell table:style-name="ce5" office:value-type="float" office:value="2122264715" calcext:value-type="float">
            <text:p>2122264715</text:p>
          </table:table-cell>
          <table:table-cell table:style-name="ce5" office:value-type="float" office:value="2199447135" calcext:value-type="float">
            <text:p>2199447135</text:p>
          </table:table-cell>
          <table:table-cell table:style-name="ce5"/>
          <table:table-cell table:style-name="ce5" office:value-type="string" calcext:value-type="string">
            <text:p>rua do catete, galeria 22</text:p>
          </table:table-cell>
          <table:table-cell table:style-name="ce5" table:number-columns-repeated="3"/>
          <table:table-cell table:style-name="ce6" office:value-type="float" office:value="43975.2955990857" calcext:value-type="float">
            <text:p>43975.2955990857</text:p>
          </table:table-cell>
          <table:table-cell/>
        </table:table-row>
        <table:table-row table:style-name="ro1">
          <table:table-cell table:style-name="ce2" office:value-type="string" calcext:value-type="string">
            <text:p>Adriana</text:p>
          </table:table-cell>
          <table:table-cell table:style-name="ce5" office:value-type="string" calcext:value-type="string">
            <text:p>capa boteoira elevador</text:p>
          </table:table-cell>
          <table:table-cell table:style-name="ce5"/>
          <table:table-cell table:style-name="ce5" office:value-type="float" office:value="967577101" calcext:value-type="float">
            <text:p>967577101</text:p>
          </table:table-cell>
          <table:table-cell table:style-name="ce5" table:number-columns-repeated="4"/>
          <table:table-cell table:style-name="ce5" office:value-type="string" calcext:value-type="string">
            <text:p>Fazemos sua capa botoeira para seu elevador ,a partir de 70,00 dependendo do tamanho do quadro de botões do seu elevador. </text:p>
          </table:table-cell>
          <table:table-cell table:style-name="ce6" office:value-type="float" office:value="43976.2955990857" calcext:value-type="float">
            <text:p>43976.2955990857</text:p>
          </table:table-cell>
          <table:table-cell/>
        </table:table-row>
        <table:table-row table:style-name="ro1">
          <table:table-cell table:style-name="ce2" office:value-type="string" calcext:value-type="string">
            <text:p>Sergio</text:p>
          </table:table-cell>
          <table:table-cell table:style-name="ce5" office:value-type="string" calcext:value-type="string">
            <text:p>taxista delivery</text:p>
          </table:table-cell>
          <table:table-cell table:style-name="ce5"/>
          <table:table-cell table:number-columns-repeated="2" table:style-name="ce5" office:value-type="string" calcext:value-type="string">
            <text:p>21-98993-2336 </text:p>
          </table:table-cell>
          <table:table-cell table:style-name="ce5" table:number-columns-repeated="2"/>
          <table:table-cell table:style-name="ce5" office:value-type="string" calcext:value-type="string">
            <text:p>https://www.facebook.com/sergioalmeidabrito.brito?fref=gs&amp;__tn__=%2CdC-R-R&amp;eid=ARDLZcak9Qq74R02-NrRlIepvi_xK_M3lLWrY2vrOOiKINnOSJfn14wmgNHaNFVSfodSH-RkFPDZFywo&amp;hc_ref=ARSudw-oIEV2wfNsG2yYgqbCHyrLi_CglKASJ331kVPepIQ-k0_Uslu1KbfQJbHGFA4&amp;dti=199919091445915&amp;hc_location=group</text:p>
          </table:table-cell>
          <table:table-cell table:style-name="ce5" office:value-type="string" calcext:value-type="string">
            <text:p>Sou taxista meu nome é Sergio estou atendendo vocês fazendo compras.Devidamente protegido com máscara e luvas, carro devidamente higienizado com álcool gel, álcool 70 e cloro. Taxa pelo serviço de 10% total das compras, taxa mínima de 50,00. <text:s/>Atendimentos as quintas-feiras e sextas. Agendamento pelo whatsapp 21-98993-2336 <text:s/>* zona sul <text:s/>*** outros bairros sob consulta. <text:s/>A disposição </text:p>
          </table:table-cell>
          <table:table-cell table:style-name="ce6" office:value-type="float" office:value="43977.2955990857" calcext:value-type="float">
            <text:p>43977.2955990857</text:p>
          </table:table-cell>
          <table:table-cell/>
        </table:table-row>
        <table:table-row table:style-name="ro2">
          <table:table-cell table:style-name="ce2" office:value-type="string" calcext:value-type="string">
            <text:p>Heder Minto Bessa</text:p>
          </table:table-cell>
          <table:table-cell table:style-name="ce5" office:value-type="string" calcext:value-type="string">
            <text:p>peixaria</text:p>
          </table:table-cell>
          <table:table-cell table:number-columns-repeated="3" table:style-name="ce5" office:value-type="string" calcext:value-type="string">
            <text:p>21 983100236 </text:p>
          </table:table-cell>
          <table:table-cell table:style-name="ce5" table:number-columns-repeated="2"/>
          <table:table-cell table:style-name="ce5" office:value-type="string" calcext:value-type="string">
            <text:p>https://www.facebook.com/hederpeu?fref=gs&amp;__tn__=%2CdC-R-R&amp;eid=ARCKwB8WvwyyfHTs3AUtqw5os9FoSIodDmF080ZdG2rQUVyHkT9oRoYIlCu61aQcbMTUGn5T9yacX-N8&amp;hc_ref=ARShCf-kmf-ZyvQtOf2y3hq1YUaPNfjMVlDnZp61cgLH9jsRNcNUkPCotzuvzdONFBE&amp;dti=199919091445915&amp;hc_location=group</text:p>
          </table:table-cell>
          <table:table-cell table:style-name="ce5" office:value-type="string" calcext:value-type="string">
            <text:p>Peixe do pescador ao consumidor</text:p>
          </table:table-cell>
          <table:table-cell table:style-name="ce6" office:value-type="float" office:value="43978.2955990856" calcext:value-type="float">
            <text:p>43978.2955990856</text:p>
          </table:table-cell>
          <table:table-cell/>
        </table:table-row>
        <table:table-row table:style-name="ro1">
          <table:table-cell table:style-name="ce2" office:value-type="string" calcext:value-type="string">
            <text:p>Delicias da Carne</text:p>
          </table:table-cell>
          <table:table-cell table:style-name="ce5" office:value-type="string" calcext:value-type="string">
            <text:p>acougue</text:p>
          </table:table-cell>
          <table:table-cell table:style-name="ce5" office:value-type="float" office:value="25277125" calcext:value-type="float">
            <text:p>25277125</text:p>
          </table:table-cell>
          <table:table-cell table:number-columns-repeated="2" table:style-name="ce5" office:value-type="float" office:value="927130412" calcext:value-type="float">
            <text:p>927130412</text:p>
          </table:table-cell>
          <table:table-cell table:style-name="ce5" office:value-type="string" calcext:value-type="string">
            <text:p>Voluntários da Pátria, 340F </text:p>
          </table:table-cell>
          <table:table-cell table:style-name="ce5" table:number-columns-repeated="2"/>
          <table:table-cell table:style-name="ce5" office:value-type="string" calcext:value-type="string">
            <text:p>carnes nobres</text:p>
          </table:table-cell>
          <table:table-cell table:style-name="ce6" office:value-type="float" office:value="43979.2955990857" calcext:value-type="float">
            <text:p>43979.2955990857</text:p>
          </table:table-cell>
          <table:table-cell/>
        </table:table-row>
        <table:table-row table:style-name="ro2">
          <table:table-cell table:style-name="ce2" office:value-type="string" calcext:value-type="string">
            <text:p>Juliana Mendes</text:p>
          </table:table-cell>
          <table:table-cell table:style-name="ce5" office:value-type="string" calcext:value-type="string">
            <text:p>doces</text:p>
          </table:table-cell>
          <table:table-cell table:style-name="ce5" table:number-columns-repeated="5"/>
          <table:table-cell table:style-name="ce5" office:value-type="string" calcext:value-type="string">
            <text:p>https://www.facebook.com/jumendesve?fref=gs&amp;__tn__=%2CdC-R-R&amp;eid=ARBoDvFICWM2DOarLplpCPnLSj_MYBtZ9Wog1n5rBq7vru83tqtv4RmNpUwcf-bClRhLoPUrLkIYMhUq&amp;hc_ref=ARQ81sx-PqifRnrkU2OXXsn9djETnNp0p9KlAkd6sGVcHmhnc8lDyWnCUyvHs3u55ec&amp;dti=199919091445915&amp;hc_location=group</text:p>
          </table:table-cell>
          <table:table-cell table:style-name="ce5" office:value-type="string" calcext:value-type="string">
            <text:p>Taça 500 ml – 50,00 Kit bolo caseirinho com 20 docinhos - 65,00 Peça já o seu <text:s/></text:p>
          </table:table-cell>
          <table:table-cell table:style-name="ce6" office:value-type="float" office:value="43980.2955990857" calcext:value-type="float">
            <text:p>43980.2955990857</text:p>
          </table:table-cell>
          <table:table-cell/>
        </table:table-row>
        <table:table-row table:style-name="ro2">
          <table:table-cell table:style-name="ce2" office:value-type="string" calcext:value-type="string">
            <text:p>Anna Silva</text:p>
          </table:table-cell>
          <table:table-cell table:style-name="ce5" office:value-type="string" calcext:value-type="string">
            <text:p>mascaras</text:p>
          </table:table-cell>
          <table:table-cell table:style-name="ce5" table:number-columns-repeated="5"/>
          <table:table-cell table:style-name="ce5" office:value-type="string" calcext:value-type="string">
            <text:p>https://www.facebook.com/profile.php?id=100049507162333&amp;fref=gs&amp;__tn__=%2CdC-R-R&amp;eid=ARAtepmz6pSLtj-AEZJWgoekGmS2ye_I_0jtgDJfNzLTTRGIcMjfEU7pMJnezTaXzwyqvd_G16He8K-4&amp;hc_ref=ARR8UNyzXRi-QPo5Pu-GA0Gsb-cTwr6LQGo3q-SZB_L-mgzgi7LnY26lhijYRAbjRXI&amp;dti=199919091445915&amp;hc_location=group</text:p>
          </table:table-cell>
          <table:table-cell table:style-name="ce5" office:value-type="string" calcext:value-type="string">
            <text:p>Nesses tempos de pandemia, só temos a certeza de uma coisa: Que precisamos nos proteger, usando a máscara de forma correta! <text:s/>E foi exatamente pensando nessa proteçã, que desenvolvemos esses lindos Porta Máscara! <text:s/>Para que você transporte em sua bolsa, as suas máscaras de forma segura, sem correr o risco de contaminação entre as limpas e as já usadas! <text:s/>São duas bolsinhas individuais, totalmente independentes, confeccionadas em plástico cristal, facilitando assim a sua limpeza, que poderá ser com uma flanela ou tolha de papel úmida com álcool 70, ou até mesmo o álcool em gel!😉 <text:s/>Cada kit e composto por 01 bolsinha + 01 Macara de tricoline duplo 100% algodão, com o elástico aberto para ajuste de forma confortável! <text:s/>** valor do Kit R$ 25,00. (Na compra de dois kits, não cobramos taxa de entrega!) <text:s/>**Máscaras unidade R$ 10,00 (pedido mínimo de cinco, para entrega grátis) <text:s/>Entregamos no conforto de sua casa em toda Zona Sul e Centro!</text:p>
          </table:table-cell>
          <table:table-cell table:style-name="ce6" office:value-type="float" office:value="43981.2955990857" calcext:value-type="float">
            <text:p>43981.2955990857</text:p>
          </table:table-cell>
          <table:table-cell/>
        </table:table-row>
        <table:table-row table:style-name="ro1">
          <table:table-cell table:style-name="ce2" office:value-type="string" calcext:value-type="string">
            <text:p>Pizzaria Forno Carioca </text:p>
          </table:table-cell>
          <table:table-cell table:style-name="ce5" office:value-type="string" calcext:value-type="string">
            <text:p>pizzaria</text:p>
          </table:table-cell>
          <table:table-cell table:style-name="ce5" office:value-type="float" office:value="20276848" calcext:value-type="float">
            <text:p>20276848</text:p>
          </table:table-cell>
          <table:table-cell table:number-columns-repeated="2" table:style-name="ce5" office:value-type="float" office:value="991751824" calcext:value-type="float">
            <text:p>991751824</text:p>
          </table:table-cell>
          <table:table-cell table:style-name="ce5" table:number-columns-repeated="3"/>
          <table:table-cell table:style-name="ce5" office:value-type="string" calcext:value-type="string">
            <text:p>aceitamos cartões de crédito e débito. De terça a domingo das 18 às 23:30 hs.</text:p>
          </table:table-cell>
          <table:table-cell table:style-name="ce6" table:formula="of:=NOW()" office:value-type="float" office:value="43972.3577181481" calcext:value-type="float">
            <text:p>43972.3577181481</text:p>
          </table:table-cell>
          <table:table-cell/>
        </table:table-row>
        <table:table-row table:style-name="ro1">
          <table:table-cell table:style-name="ce2" office:value-type="string" calcext:value-type="string">
            <text:p>João</text:p>
          </table:table-cell>
          <table:table-cell table:style-name="ce5" office:value-type="string" calcext:value-type="string">
            <text:p>taxista delivery</text:p>
          </table:table-cell>
          <table:table-cell table:style-name="ce5"/>
          <table:table-cell table:number-columns-repeated="2" table:style-name="ce5" office:value-type="string" calcext:value-type="string">
            <text:p>99327-4110 </text:p>
          </table:table-cell>
          <table:table-cell table:style-name="ce5" table:number-columns-repeated="3"/>
          <table:table-cell table:style-name="ce5" office:value-type="string" calcext:value-type="string">
            <text:p>cobra o valor do táxi rio com 40% de desconto. </text:p>
          </table:table-cell>
          <table:table-cell table:style-name="ce6" office:value-type="float" office:value="43972.327194757" calcext:value-type="float">
            <text:p>43972.327194757</text:p>
          </table:table-cell>
          <table:table-cell/>
        </table:table-row>
        <table:table-row table:style-name="ro2">
          <table:table-cell table:style-name="ce2" office:value-type="string" calcext:value-type="string">
            <text:p>Raul Papalini </text:p>
          </table:table-cell>
          <table:table-cell table:style-name="ce5" office:value-type="string" calcext:value-type="string">
            <text:p>pizzaria</text:p>
          </table:table-cell>
          <table:table-cell table:style-name="ce5"/>
          <table:table-cell table:number-columns-repeated="2" table:style-name="ce5" office:value-type="string" calcext:value-type="string">
            <text:p>21 998943039 </text:p>
          </table:table-cell>
          <table:table-cell table:style-name="ce5" table:number-columns-repeated="3"/>
          <table:table-cell table:style-name="ce5" office:value-type="string" calcext:value-type="string">
            <text:p>R$20 Muzzarella/ R$23 calabresa/ R$25 Portuguesa/ Frango c/tomate Marguerita/Camponata/ Queijo c/cebola/Mixta/ Escolha a sua!!!! ,35 cms de puro sabor..…</text:p>
          </table:table-cell>
          <table:table-cell table:style-name="ce6" office:value-type="float" office:value="43972.327194757" calcext:value-type="float">
            <text:p>43972.327194757</text:p>
          </table:table-cell>
          <table:table-cell/>
        </table:table-row>
        <table:table-row table:style-name="ro2">
          <table:table-cell table:style-name="ce2" office:value-type="string" calcext:value-type="string">
            <text:p>Monique Chang</text:p>
          </table:table-cell>
          <table:table-cell table:style-name="ce5" office:value-type="string" calcext:value-type="string">
            <text:p>artigos para festa </text:p>
          </table:table-cell>
          <table:table-cell table:style-name="ce5" table:number-columns-repeated="5"/>
          <table:table-cell table:style-name="ce5" office:value-type="string" calcext:value-type="string">
            <text:p>https://www.facebook.com/monique.chang.b?fref=gs&amp;__tn__=%2CdlC-R-R&amp;eid=ARAjFisIWWXGrA-vOLNP1IyvKREkwW6HOr60ggpZuX3Hwjy9kG-OLN_5u2V8dlCGa6dFjFYFrnwOW9uV&amp;hc_ref=ARShDd_LU5d1A_UwWaWdjiqlt7KbZB_su_FeCTR543wvnebzjKoNu3nW8wo33B24pK0&amp;ref=nf_target&amp;dti=199919091445915&amp;hc_location=group</text:p>
          </table:table-cell>
          <table:table-cell table:style-name="ce5" office:value-type="string" calcext:value-type="string">
            <text:p>entrega de produtos em alguns lugares da zona sul mediante a uma taxa de entrega e com o pedido mínimo de R$30. Temos giz de cera, lápis de cor, massinhas, blocos de montar, piscininhas, entre outro produtos. Caso tenham interesse, posso enviar um catálogo com o que temos disponível. </text:p>
          </table:table-cell>
          <table:table-cell table:style-name="ce6" office:value-type="float" office:value="43972.327194757" calcext:value-type="float">
            <text:p>43972.327194757</text:p>
          </table:table-cell>
          <table:table-cell/>
        </table:table-row>
        <table:table-row table:style-name="ro2">
          <table:table-cell table:style-name="ce2" office:value-type="string" calcext:value-type="string">
            <text:p>Cristiano Ayres</text:p>
          </table:table-cell>
          <table:table-cell table:style-name="ce5" office:value-type="string" calcext:value-type="string">
            <text:p>Bolos</text:p>
          </table:table-cell>
          <table:table-cell table:style-name="ce5" table:number-columns-repeated="5"/>
          <table:table-cell table:style-name="ce5" office:value-type="string" calcext:value-type="string">
            <text:p>https://www.facebook.com/cristiano.ayres.3?fref=gs&amp;__tn__=%2CdC-R-R&amp;eid=ARAniu7k9NFbDxdPyFXFM8w2sMHy67LdSCIcUOMR3ycpznvbbiuSGfiUICIGEGe3fobny0HuP5lVG3Lf&amp;hc_ref=ARQapShFCRbv7cfoMuOmdhYQMO-oIm26cbr_smgtyQXLCaXya-nKwO5d9n4jKXgc0k4&amp;dti=199919091445915&amp;hc_location=group</text:p>
          </table:table-cell>
          <table:table-cell table:style-name="ce5" office:value-type="string" calcext:value-type="string">
            <text:p>bolo de banana delicioso, leve em sua textura e sem lactose e adição de nenhum tipo de açúcar, seja mascavo ou demerara. Recheado com passas, damascos e frutas cristalizadas que harmonizam bem com a canela, espalhando um cheiro irresistível. Quentinho e acompanhado de um cafezinho cai super bem nesses dias mais frios ☕🍽☕☕☕peça o seu. Delievery sem taxa de entrega nos bairros de Botafogo e Humaitá. O seu paladar agradece. Encomendas via inbox. O valor é 45 reais e tmb tem no sabor de maçã, na mesma linha saudável!!</text:p>
          </table:table-cell>
          <table:table-cell table:style-name="ce6" office:value-type="float" office:value="43972.327194757" calcext:value-type="float">
            <text:p>43972.327194757</text:p>
          </table:table-cell>
          <table:table-cell/>
        </table:table-row>
        <table:table-row table:style-name="ro2">
          <table:table-cell table:style-name="ce2" office:value-type="string" calcext:value-type="string">
            <text:p>Mateus Carvalho</text:p>
          </table:table-cell>
          <table:table-cell table:style-name="ce5" office:value-type="string" calcext:value-type="string">
            <text:p>mascaras</text:p>
          </table:table-cell>
          <table:table-cell table:style-name="ce5"/>
          <table:table-cell table:style-name="ce5" office:value-type="string" calcext:value-type="string">
            <text:p><text:a xlink:href="https://wa.me/5521993021533?fbclid=IwAR0hVvHdL-vQeHbW2iVORtDBBudNQ9ypZ_6O4DxZFtskFAENSWqjtbiMvwo" xlink:type="simple">21993021533</text:a> </text:p>
          </table:table-cell>
          <table:table-cell table:style-name="ce5" office:value-type="string" calcext:value-type="string">
            <text:p><text:a xlink:href="https://wa.me/5521993021533?fbclid=IwAR0hVvHdL-vQeHbW2iVORtDBBudNQ9ypZ_6O4DxZFtskFAENSWqjtbiMvwo" xlink:type="simple">21993021533</text:a> </text:p>
          </table:table-cell>
          <table:table-cell table:style-name="ce5" table:number-columns-repeated="2"/>
          <table:table-cell table:style-name="ce5" office:value-type="string" calcext:value-type="string">
            <text:p>https://www.facebook.com/omateuscarvalho?fref=gs&amp;__tn__=%2CdC-R-R&amp;eid=ARBDY_eEJdvwFIhUEgEDqukCVWH7PaoQmc-uNvIk3R9w1T1IcQL5y8sXxR3dxsTQgZhPvCEDeirqYWtm&amp;hc_ref=ARQEd_oyI4DjDH_ojFURx8wSvIGylrgQ93esQdg2KvLTq8LUBcdOlG7bw-tUCzYnaBs&amp;dti=199919091445915&amp;hc_location=group</text:p>
          </table:table-cell>
          <table:table-cell table:style-name="ce5" office:value-type="string" calcext:value-type="string">
            <text:p>Na compra de 1 FACE SHIELD agora você ganha uma Máscara de Tecido Lavável! TUDO POR APENAS R$20. Fale com a Fernanda pelo Whatsapp sem precisar adicionar o número: <text:a xlink:href="https://wa.me/5521993021533" xlink:type="simple">https://wa.me/5521993021533</text:a></text:p>
          </table:table-cell>
          <table:table-cell table:style-name="ce6" office:value-type="float" office:value="43972.327194757" calcext:value-type="float">
            <text:p>43972.327194757</text:p>
          </table:table-cell>
          <table:table-cell/>
        </table:table-row>
        <table:table-row table:style-name="ro1">
          <table:table-cell table:style-name="ce2" office:value-type="string" calcext:value-type="string">
            <text:p>Maria Regina Maria Regina </text:p>
          </table:table-cell>
          <table:table-cell table:style-name="ce5" office:value-type="string" calcext:value-type="string">
            <text:p>sorvetes</text:p>
          </table:table-cell>
          <table:table-cell table:style-name="ce5"/>
          <table:table-cell table:number-columns-repeated="2" table:style-name="ce5" office:value-type="string" calcext:value-type="string">
            <text:p>21 96966-7624 </text:p>
          </table:table-cell>
          <table:table-cell table:style-name="ce5" table:number-columns-repeated="2"/>
          <table:table-cell table:style-name="ce5" office:value-type="string" calcext:value-type="string">
            <text:p>https://www.facebook.com/mariaregina.botinimartins?__tn__=%2CdlCH-R-R&amp;eid=ARBDfeF2HVhbMjaKtPuZJzUqi_ifBbvYCL6Vuzq9y7UoujS7vyeqD7OIYFgcYxUaWKWbknXKEZYJLmSP&amp;hc_ref=ARS02gKdLj-7KLI0iiSa-kahjuxji-4fIt5rs1cumegKQMdivoijinF6YUBnYRGnCoo&amp;ref=nf_target&amp;hc_location=group</text:p>
          </table:table-cell>
          <table:table-cell table:style-name="ce5" office:value-type="string" calcext:value-type="string">
            <text:p>Marido dela entrega em casa ( 5 reais a entrega ) de bicicleta </text:p>
          </table:table-cell>
          <table:table-cell table:style-name="ce6" office:value-type="float" office:value="43972.327194757" calcext:value-type="float">
            <text:p>43972.327194757</text:p>
          </table:table-cell>
          <table:table-cell/>
        </table:table-row>
        <table:table-row table:style-name="ro1">
          <table:table-cell table:style-name="ce2" office:value-type="string" calcext:value-type="string">
            <text:p>Cucas Alemãs</text:p>
          </table:table-cell>
          <table:table-cell table:style-name="ce5" office:value-type="string" calcext:value-type="string">
            <text:p>bolos</text:p>
          </table:table-cell>
          <table:table-cell table:style-name="ce5"/>
          <table:table-cell table:number-columns-repeated="2" table:style-name="ce5" office:value-type="float" office:value="999119685" calcext:value-type="float">
            <text:p>999119685</text:p>
          </table:table-cell>
          <table:table-cell table:style-name="ce5" table:number-columns-repeated="2"/>
          <table:table-cell table:style-name="ce5" office:value-type="string" calcext:value-type="string">
            <text:p>https://www.facebook.com/jorgebreno.haag?fref=gs&amp;__tn__=%2CdC-R-R&amp;eid=ARDIhx-Jymy4v9kl1YsVQeOQ4EzEF1RVWQfb1nyouR_KwthgudjLDRfPf09oP12LNmmvcfQ50mixGPSo&amp;hc_ref=ARTiPefSGzDbEfw7tqhrvewM0hgRk8swcn0Puc9rq5KXHZimIfUjoTQRx00K1u_Sauw&amp;dti=199919091445915&amp;hc_location=group</text:p>
          </table:table-cell>
          <table:table-cell table:style-name="ce5"/>
          <table:table-cell table:style-name="ce6" office:value-type="float" office:value="43972.327194757" calcext:value-type="float">
            <text:p>43972.327194757</text:p>
          </table:table-cell>
          <table:table-cell/>
        </table:table-row>
        <table:table-row table:style-name="ro2">
          <table:table-cell table:style-name="ce2" office:value-type="string" calcext:value-type="string">
            <text:p>Jane Uzêda</text:p>
          </table:table-cell>
          <table:table-cell table:style-name="ce5" office:value-type="string" calcext:value-type="string">
            <text:p>mascaras</text:p>
          </table:table-cell>
          <table:table-cell table:style-name="ce5"/>
          <table:table-cell table:style-name="ce5" office:value-type="string" calcext:value-type="string">
            <text:p>98612-7900 </text:p>
          </table:table-cell>
          <table:table-cell table:style-name="ce5" office:value-type="string" calcext:value-type="string">
            <text:p>99998-3214 </text:p>
          </table:table-cell>
          <table:table-cell table:style-name="ce5" table:number-columns-repeated="2"/>
          <table:table-cell table:style-name="ce5" office:value-type="string" calcext:value-type="string">
            <text:p>https://www.facebook.com/janeuzeda?fref=gs&amp;__tn__=%2CdC-R-R&amp;eid=ARCLdaG1pTAyRfqX_67RSbSWKu-asPVojFuWXXnoMDRwx4c9GsZ11yGa93EcEmv0hyQQ1kW36Cl7YGtV&amp;hc_ref=ARQNChm_oocXP6UidAeaz2hnKOYF_NRdEVK3_riYljta1O_9w83IUNwquyGa7RWSqlw&amp;dti=199919091445915&amp;hc_location=group</text:p>
          </table:table-cell>
          <table:table-cell table:style-name="ce5" office:value-type="string" calcext:value-type="string">
            <text:p>MÁSCARAS DE ACETATO FACE SHIELD - Proteção total para o rosto. Forma uma barreira que protege todo o rosto contra respingos. <text:s/>A partir de 4a feira teremos também para CRIANÇAS. <text:s/>1 unidade: R$ 25,00 3 unidades: R$ 20,00 cada 10 unidades: R$ 18,00 cada <text:s/>ENTREGAMOS SEM TAXA EM TODA A ZONA SUL (a partir de 3 unidades). Menos que 3, pode retirar em Botafogo. Outros bairros, consulte valor de motoboy. <text:s/>Pagamento: Depósito Transferência / TED / DOC ou em dinheiro na portaria do prédio (na entrega). <text:s/>Pedidos WhatsApp: (21) 99998-3214 ou (21) 98612-7900 <text:s/>Vantagens: - ABRE E FECHA - REUTILIZÁVEIS (lavar com detergente ou passar álcool 70 líquido) - A parte que encosta na testa é FLEXÍVEL, NÃO MACHUCA - Elástico COM REGULAGEM - Pode usar COM ÓCULOS</text:p>
          </table:table-cell>
          <table:table-cell table:style-name="ce6" office:value-type="float" office:value="43972.327194757" calcext:value-type="float">
            <text:p>43972.327194757</text:p>
          </table:table-cell>
          <table:table-cell/>
        </table:table-row>
        <table:table-row table:style-name="ro2">
          <table:table-cell table:style-name="ce2" office:value-type="string" calcext:value-type="string">
            <text:p>Motoquiera Leidy</text:p>
          </table:table-cell>
          <table:table-cell table:style-name="ce5" office:value-type="string" calcext:value-type="string">
            <text:p>delivery</text:p>
          </table:table-cell>
          <table:table-cell table:style-name="ce5"/>
          <table:table-cell table:number-columns-repeated="2" table:style-name="ce5" office:value-type="float" office:value="979474811" calcext:value-type="float">
            <text:p>979474811</text:p>
          </table:table-cell>
          <table:table-cell table:style-name="ce5" table:number-columns-repeated="2"/>
          <table:table-cell table:style-name="ce5" office:value-type="string" calcext:value-type="string">
            <text:p>https://www.facebook.com/leidy.laura.56808?fref=gs&amp;__tn__=%2CdC-R-R&amp;eid=ARA6VAlkihS6wC60ktFrBbkmK5-ht7pIOrQWFXcKfdDwMucvi116kJGXsQwkIuKKBKEQYF2Yu5C0rHYy&amp;hc_ref=ARQd29eaC7GiTlf19Zi-e665OiiFw8FXsbCJC1Nz-Vjl1K6nlYXQC30PDffHi2zqXTQ&amp;dti=199919091445915&amp;hc_location=group</text:p>
          </table:table-cell>
          <table:table-cell table:style-name="ce5"/>
          <table:table-cell table:style-name="ce6" office:value-type="float" office:value="43972.327194757" calcext:value-type="float">
            <text:p>43972.327194757</text:p>
          </table:table-cell>
          <table:table-cell/>
        </table:table-row>
        <table:table-row table:style-name="ro2">
          <table:table-cell table:style-name="ce2" office:value-type="string" calcext:value-type="string">
            <text:p>Michelle Guerra</text:p>
          </table:table-cell>
          <table:table-cell table:style-name="ce5" office:value-type="string" calcext:value-type="string">
            <text:p>bolos</text:p>
          </table:table-cell>
          <table:table-cell table:style-name="ce5"/>
          <table:table-cell table:number-columns-repeated="2" table:style-name="ce5" office:value-type="float" office:value="995057520" calcext:value-type="float">
            <text:p>995057520</text:p>
          </table:table-cell>
          <table:table-cell table:style-name="ce5" table:number-columns-repeated="2"/>
          <table:table-cell table:style-name="ce5" office:value-type="string" calcext:value-type="string">
            <text:p><text:a xlink:href="https://www.facebook.com/michellecguerra?fref=gs&amp;__tn__=%2CdlC-R-R&amp;eid=ARACUJIIuFieyT9ZAHM17r66MgaxQF598HnOdy6pYft_jL7EnobqSLBsLryfXmTw4WJsriTVmRSnsXCz&amp;hc_ref=ARTbxI_qwYXa-isGepkUcrEK3m6bddS0DRkmCUeGezC0G3RW3EJKz5_0TrbD8bSdfqo&amp;ref=nf_target&amp;dti=199919091445915&amp;hc_location=group" xlink:type="simple">https://www.facebook.com/michellecguerra?fref=gs&amp;__tn__=%2CdlC-R-R&amp;eid=ARACUJIIuFieyT9ZAHM17r66MgaxQF598HnOdy6pYft_jL7EnobqSLBsLryfXmTw4WJsriTVmRSnsXCz&amp;hc_ref=ARTbxI_qwYXa-isGepkUcrEK3m6bddS0DRkmCUeGezC0G3RW3EJKz5_0TrbD8bSdfqo&amp;ref=nf_target&amp;dti=199919091445915&amp;hc_location=group</text:a></text:p>
          </table:table-cell>
          <table:table-cell table:style-name="ce5" office:value-type="string" calcext:value-type="string">
            <text:p>Linha de bolos e pães funcionais, feitos com os mais nobres ingredientes. Sem refinado, sem conservantes, ideais para adeptos da Dieta Low Carb, diabéticos e intolerantes ao glúten e lactose. </text:p>
          </table:table-cell>
          <table:table-cell table:style-name="ce6" office:value-type="float" office:value="43972.327194757" calcext:value-type="float">
            <text:p>43972.327194757</text:p>
          </table:table-cell>
          <table:table-cell/>
        </table:table-row>
        <table:table-row table:style-name="ro2">
          <table:table-cell table:style-name="ce2" office:value-type="string" calcext:value-type="string">
            <text:p>Rusha Rusha</text:p>
          </table:table-cell>
          <table:table-cell table:style-name="ce5" office:value-type="string" calcext:value-type="string">
            <text:p>mascaras</text:p>
          </table:table-cell>
          <table:table-cell table:style-name="ce5"/>
          <table:table-cell table:number-columns-repeated="2" table:style-name="ce5" office:value-type="float" office:value="997428260" calcext:value-type="float">
            <text:p>997428260</text:p>
          </table:table-cell>
          <table:table-cell table:style-name="ce5" table:number-columns-repeated="2"/>
          <table:table-cell table:style-name="ce5" office:value-type="string" calcext:value-type="string">
            <text:p>https://www.facebook.com/ve.carvalhaes?fref=gs&amp;__tn__=%2CdC-R-R&amp;eid=ARCGBTTbiy7Mc1AqnTv-mPk7epVzci8ZzBi6BHhMS1mlSxWbJg1FsUfWl0GDhp2e5CenqeCBVEWC9lSc&amp;hc_ref=ARSPGC-4O4hBwqfXIMa3RBDGg0yZxJEIRJR3SS0Yx6Wf3m2uctgHw8NxSOOwMJK-H1A&amp;dti=199919091445915&amp;hc_location=group</text:p>
          </table:table-cell>
          <table:table-cell table:style-name="ce5" office:value-type="string" calcext:value-type="string">
            <text:p>Entrego no metrô <text:s/>Mascara 10reais Mascara + tiara a partir de 20reais Kit mae e filha a partir de 35reais</text:p>
          </table:table-cell>
          <table:table-cell table:style-name="ce6" office:value-type="float" office:value="43972.3454748611" calcext:value-type="float">
            <text:p>43972.3454748611</text:p>
          </table:table-cell>
          <table:table-cell table:style-name="ce9"/>
        </table:table-row>
        <table:table-row table:style-name="ro2">
          <table:table-cell table:style-name="ce2" office:value-type="string" calcext:value-type="string">
            <text:p>Vanuza Knupp Franco</text:p>
          </table:table-cell>
          <table:table-cell table:style-name="ce5" office:value-type="string" calcext:value-type="string">
            <text:p>mascaras</text:p>
          </table:table-cell>
          <table:table-cell table:style-name="ce5"/>
          <table:table-cell table:number-columns-repeated="2" table:style-name="ce5" office:value-type="string" calcext:value-type="string">
            <text:p>99289-5899 </text:p>
          </table:table-cell>
          <table:table-cell table:style-name="ce5" table:number-columns-repeated="2"/>
          <table:table-cell table:style-name="ce5" office:value-type="string" calcext:value-type="string">
            <text:p>https://www.facebook.com/vanuza.knuppfranco?fref=gs&amp;__tn__=%2CdC-R-R&amp;eid=ARCNW0fwsCViFEpA2ih31zMh-KM2Z3BOxfXEHqKtRBIwecoFP1ydyhkZ-tnD6IU7YGA93vpW67okkTV_&amp;hc_ref=ARRqIIhwmlWbQZGlpEjmi0cJYPDpx2S4Mv4himXN0yBp_oIEX5AGErFfGmJCQvIVFQA&amp;dti=199919091445915&amp;hc_location=group</text:p>
          </table:table-cell>
          <table:table-cell table:style-name="ce5" office:value-type="string" calcext:value-type="string">
            <text:p>Máscaras Face Shield, máscaras divertidas , Máscaras inclusivas e máscaras comuns.</text:p>
          </table:table-cell>
          <table:table-cell table:style-name="ce6" office:value-type="float" office:value="43972.3454748611" calcext:value-type="float">
            <text:p>43972.3454748611</text:p>
          </table:table-cell>
          <table:table-cell/>
        </table:table-row>
        <table:table-row table:style-name="ro2">
          <table:table-cell table:style-name="ce2" office:value-type="string" calcext:value-type="string">
            <text:p>Junior Santana</text:p>
          </table:table-cell>
          <table:table-cell table:style-name="ce5" office:value-type="string" calcext:value-type="string">
            <text:p>barbearia</text:p>
          </table:table-cell>
          <table:table-cell table:style-name="ce5"/>
          <table:table-cell table:number-columns-repeated="2" table:style-name="ce5" office:value-type="float" office:value="995112453" calcext:value-type="float">
            <text:p>995112453</text:p>
          </table:table-cell>
          <table:table-cell table:style-name="ce5" table:number-columns-repeated="2"/>
          <table:table-cell table:style-name="ce5" office:value-type="string" calcext:value-type="string">
            <text:p>https://www.facebook.com/junior.e.santana.3?fref=gs&amp;__tn__=%2CdC-R-R&amp;eid=ARAodHy_iiZtedIeIPBkHm5yjgp6BvDJMjMVrArZ249PaXwPeU1m7l1eeE3ndBGxUvPhuHwCYkAjx97o&amp;hc_ref=ARSKIdnKO5sdd_jrGQESZ_IpvVW2cvnFAwJbx09mS6cYL-MnMz6i833G9nP6r-diO0Y&amp;dti=199919091445915&amp;hc_location=group</text:p>
          </table:table-cell>
          <table:table-cell table:style-name="ce5" office:value-type="string" calcext:value-type="string">
            <text:p>Barbearia SantanaJr estamos marcando hora e atendendo a domicílio!! Zap 995112453 Júnior!! Trabalhando com máscara disponibilizamos álcool em gel !!</text:p>
          </table:table-cell>
          <table:table-cell table:style-name="ce6" office:value-type="float" office:value="43972.3454748611" calcext:value-type="float">
            <text:p>43972.3454748611</text:p>
          </table:table-cell>
          <table:table-cell/>
        </table:table-row>
        <table:table-row table:style-name="ro2">
          <table:table-cell table:style-name="ce2" office:value-type="string" calcext:value-type="string">
            <text:p>Camila Aragão</text:p>
          </table:table-cell>
          <table:table-cell table:style-name="ce5" office:value-type="string" calcext:value-type="string">
            <text:p>sopas congeladas</text:p>
          </table:table-cell>
          <table:table-cell table:style-name="ce5"/>
          <table:table-cell table:number-columns-repeated="2" table:style-name="ce5" office:value-type="string" calcext:value-type="string">
            <text:p>99906-9887 </text:p>
          </table:table-cell>
          <table:table-cell table:style-name="ce5" table:number-columns-repeated="2"/>
          <table:table-cell table:style-name="ce5" office:value-type="string" calcext:value-type="string">
            <text:p><text:a xlink:href="https://www.facebook.com/camila.aragao1982?fref=gs&amp;__tn__=%2CdlC-R-R&amp;eid=ARCe-_gZ0ayUxJSzqwMMmKyA9hxjRkt2f24UhjMQwKlRd-jkQ0m1_GOHi8IZSxC0ueswdfnTOrazqi5h&amp;hc_ref=ARSEin7W0Co0tRkGEXg_aRIKVwj29dDEvVdqOwZWHpT2BmBBu1A4wanN8KUEbz4nLy0&amp;ref=nf_target&amp;dti=199919091445915&amp;hc_location=group" xlink:type="simple">https://www.facebook.com/camila.aragao1982?fref=gs&amp;__tn__=%2CdlC-R-R&amp;eid=ARCe-_gZ0ayUxJSzqwMMmKyA9hxjRkt2f24UhjMQwKlRd-jkQ0m1_GOHi8IZSxC0ueswdfnTOrazqi5h&amp;hc_ref=ARSEin7W0Co0tRkGEXg_aRIKVwj29dDEvVdqOwZWHpT2BmBBu1A4wanN8KUEbz4nLy0&amp;ref=nf_target&amp;dti=199919091445915&amp;hc_location=group</text:a></text:p>
          </table:table-cell>
          <table:table-cell table:style-name="ce5" office:value-type="string" calcext:value-type="string">
            <text:p>Cardápio de Sopas para Pronta Entrega: Nesta Quarta-Feira em toda Zona Sul (mínimo de 4 + 10,00 (entrega) para bairros fora de Botafogo). <text:s/>WhatsApp: 99906-9887 <text:s/>*Canja *Creme de Batata Baroa *Creme de Aipim com Couve *Sopa de Ervilha *Sopa de Ervilha com Linguiça *Caldinho de Feijão *Sopa de Feijão com Macarrão *Sopa de Legumes *Sopa de Legumes com Carne *Sopa de Inhame *Sopa Detox ( abobrinha, cenoura, tomate, inhame, alho, cebola, couve e espinafre ) R$ 15,00 <text:s/>*Sopa de Alho Poró com Shitake *Creme de Baroa com Camarão R$ 20,00 <text:s/>Segue foto de cardápio completo para pedidos das demais que não temos para pronta entrega.</text:p>
          </table:table-cell>
          <table:table-cell table:style-name="ce6" office:value-type="float" office:value="43972.3454748611" calcext:value-type="float">
            <text:p>43972.3454748611</text:p>
          </table:table-cell>
          <table:table-cell/>
        </table:table-row>
        <table:table-row table:style-name="ro2">
          <table:table-cell table:style-name="ce2" office:value-type="string" calcext:value-type="string">
            <text:p>Ana Gherrah</text:p>
          </table:table-cell>
          <table:table-cell table:style-name="ce5" office:value-type="string" calcext:value-type="string">
            <text:p>mascaras</text:p>
          </table:table-cell>
          <table:table-cell table:style-name="ce5"/>
          <table:table-cell table:number-columns-repeated="2" table:style-name="ce5" office:value-type="float" office:value="987343751" calcext:value-type="float">
            <text:p>987343751</text:p>
          </table:table-cell>
          <table:table-cell table:style-name="ce5" table:number-columns-repeated="2"/>
          <table:table-cell table:style-name="ce5" office:value-type="string" calcext:value-type="string">
            <text:p>https://www.facebook.com/janagherrah?fref=gs&amp;__tn__=%2CdC-R-R&amp;eid=ARCv3BhF3ZNs5xO_xSeGMUc8vx673C0OcwqIfp0OUKtcpfGwc5SlA578j9azVFNnqU2rKTEG7RlVJ57h&amp;hc_ref=ARRRjLaxkmwMxO6atmvS1IGD70Jx3qI-fpb61Ik2ghN6rG5-xt9n0TGBmYtzgPktNn8&amp;dti=199919091445915&amp;hc_location=group</text:p>
          </table:table-cell>
          <table:table-cell table:style-name="ce5" office:value-type="string" calcext:value-type="string">
            <text:p>Máscaras de times cariocas. Modelo com pregas R$ 10,00 ou bico de pato R$ 8,00.</text:p>
          </table:table-cell>
          <table:table-cell table:style-name="ce6" office:value-type="float" office:value="43972.3454748611" calcext:value-type="float">
            <text:p>43972.3454748611</text:p>
          </table:table-cell>
          <table:table-cell/>
        </table:table-row>
        <table:table-row table:style-name="ro1">
          <table:table-cell table:style-name="ce2" office:value-type="string" calcext:value-type="string">
            <text:p>Fabiano mate </text:p>
          </table:table-cell>
          <table:table-cell table:style-name="ce5" office:value-type="string" calcext:value-type="string">
            <text:p>mate e biscoito globo</text:p>
          </table:table-cell>
          <table:table-cell table:style-name="ce5"/>
          <table:table-cell table:number-columns-repeated="2" table:style-name="ce5" office:value-type="float" office:value="989744692" calcext:value-type="float">
            <text:p>989744692</text:p>
          </table:table-cell>
          <table:table-cell table:style-name="ce5"/>
          <table:table-cell table:style-name="ce5" office:value-type="string" calcext:value-type="string">
            <text:p>https://www.instagram.com/fabiano_mate/?igshid=2gvnm4vhd3es&amp;fbclid=IwAR2R6OyQRJKJm53U3of4eyqc9hCm8TBrlVKn2Dnmabq9Ug1ku2zcGs1eKkU</text:p>
          </table:table-cell>
          <table:table-cell table:style-name="ce5"/>
          <table:table-cell table:style-name="ce5" office:value-type="string" calcext:value-type="string">
            <text:p>vendedor de mate no Posto 10 em Ipanema (o melhor da praia) e está entregando mate e limonada em casa! Que tal matar a saudade da praia e ainda ajudar um vendedor?</text:p>
          </table:table-cell>
          <table:table-cell table:style-name="ce6" office:value-type="float" office:value="43972.3454748611" calcext:value-type="float">
            <text:p>43972.3454748611</text:p>
          </table:table-cell>
          <table:table-cell/>
        </table:table-row>
        <table:table-row table:style-name="ro1">
          <table:table-cell table:style-name="ce2" office:value-type="string" calcext:value-type="string">
            <text:p>Truta e cia</text:p>
          </table:table-cell>
          <table:table-cell table:style-name="ce5" office:value-type="string" calcext:value-type="string">
            <text:p>produtos mineiros</text:p>
          </table:table-cell>
          <table:table-cell table:style-name="ce5"/>
          <table:table-cell table:number-columns-repeated="2" table:style-name="ce5" office:value-type="float" office:value="988399742" calcext:value-type="float">
            <text:p>988399742</text:p>
          </table:table-cell>
          <table:table-cell table:style-name="ce5" table:number-columns-repeated="3"/>
          <table:table-cell table:style-name="ce5" office:value-type="string" calcext:value-type="string">
            <text:p>truta e bolinho de truta</text:p>
          </table:table-cell>
          <table:table-cell table:style-name="ce6" office:value-type="float" office:value="43972.3454748611" calcext:value-type="float">
            <text:p>43972.3454748611</text:p>
          </table:table-cell>
          <table:table-cell/>
        </table:table-row>
        <table:table-row table:style-name="ro3">
          <table:table-cell table:style-name="ce2" office:value-type="string" calcext:value-type="string">
            <text:p>Antonio Pessoa</text:p>
          </table:table-cell>
          <table:table-cell table:style-name="ce5" office:value-type="string" calcext:value-type="string">
            <text:p>empadões</text:p>
          </table:table-cell>
          <table:table-cell table:style-name="ce5"/>
          <table:table-cell table:number-columns-repeated="2" table:style-name="ce7" office:value-type="string" calcext:value-type="string">
            <text:p>99188 1670 </text:p>
          </table:table-cell>
          <table:table-cell table:style-name="ce5" table:number-columns-repeated="2"/>
          <table:table-cell table:style-name="ce5" office:value-type="string" calcext:value-type="string">
            <text:p>https://www.facebook.com/matos.pessoa?fref=gs&amp;__tn__=%2CdC-R-R&amp;eid=ARCcfjt7fJRPBnEFVwoXzyPpCQY0tDzR13ROUSHMZana4LknFfCfFKwKZ9fhQqz6L3AUqWMWn3cPttr8&amp;hc_ref=ARRkPNt1J24lN8c2UhagC1za1ZtQj0vW13Fiplz3eAjsPUaCx3WmAbYFJk2B-iWu83s&amp;dti=199919091445915&amp;hc_location=group</text:p>
          </table:table-cell>
          <table:table-cell table:style-name="ce7" office:value-type="string" calcext:value-type="string">
            <text:p><text:s/>Estamos fabricando Quiches Queijo,Cebola e Tomate seco... <text:s/>Empadões de Frango,Camarão,Bacalhau,Siri,Carne Seca e Palmito serve 2 pessoas 400gr.valores de 15 a 20 reais entregamos toda zona sul sem taxa de entrega, pronto ou congelados.nosso tel 99188 1670</text:p>
          </table:table-cell>
          <table:table-cell table:style-name="ce6"/>
          <table:table-cell/>
        </table:table-row>
        <table:table-row table:style-name="ro3">
          <table:table-cell table:style-name="ce2" office:value-type="string" calcext:value-type="string">
            <text:p>Flavia Costa</text:p>
          </table:table-cell>
          <table:table-cell table:style-name="ce5" office:value-type="string" calcext:value-type="string">
            <text:p>artesanato</text:p>
          </table:table-cell>
          <table:table-cell table:style-name="ce5"/>
          <table:table-cell table:style-name="ce7" table:number-columns-repeated="2"/>
          <table:table-cell table:style-name="ce5"/>
          <table:table-cell table:style-name="ce7" office:value-type="string" calcext:value-type="string">
            <text:p><text:a xlink:href="https://terraarteporcelanafeliz.iluria.com/?fbclid=IwAR051oj7zJuZP1_0x13qfyAD5VVM4PPp2RXZTLrLJftyar75Mx18dK5eoPI" xlink:type="simple">https://terraarteporcelanafeliz.iluria.com</text:a> </text:p>
          </table:table-cell>
          <table:table-cell table:style-name="ce7" office:value-type="string" calcext:value-type="string">
            <text:p>https://www.facebook.com/flavia.costa.9615?fref=gs&amp;__tn__=%2CdC-R-R&amp;eid=ARC7ZKye-ZY0P-cEcNUsGl2biT8rdCTjkYiGH52NgY6ipLV0M5f50dVPlHbSbns_HmKo17B1nlgKjDS8&amp;hc_ref=ARSDOJT9CdIalPzmW44A4xNVAtTr4d8CV227zqKyenP52lZfi0GZosJexOxbimT9UTM&amp;dti=199919091445915&amp;hc_location=group</text:p>
          </table:table-cell>
          <table:table-cell table:style-name="ce7" office:value-type="string" calcext:value-type="string">
            <text:p>Dia dos namorados</text:p>
          </table:table-cell>
          <table:table-cell table:style-name="ce6"/>
          <table:table-cell/>
        </table:table-row>
        <table:table-row table:style-name="ro3">
          <table:table-cell table:style-name="ce3"/>
          <table:table-cell table:style-name="ce5" table:number-columns-repeated="2"/>
          <table:table-cell table:style-name="ce7" table:number-columns-repeated="2"/>
          <table:table-cell table:style-name="ce5"/>
          <table:table-cell table:style-name="ce7" table:number-columns-repeated="3"/>
          <table:table-cell table:style-name="ce6"/>
          <table:table-cell/>
        </table:table-row>
        <table:table-row table:style-name="ro1">
          <table:table-cell table:style-name="ce4"/>
          <table:table-cell table:style-name="ce6" table:number-columns-repeated="9"/>
          <table:table-cell/>
        </table:table-row>
        <table:table-row table:style-name="ro1" table:number-rows-repeated="1048542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  <table:database-ranges>
        <table:database-range table:name="__Anonymous_Sheet_DB__0" table:target-range-address="Sheet1.A1:Sheet1.J33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21T06:39:47.411000000</meta:creation-date>
    <dc:date>2020-05-21T08:35:06.497000000</dc:date>
    <meta:editing-duration>PT32M53S</meta:editing-duration>
    <meta:editing-cycles>7</meta:editing-cycles>
    <meta:generator>LibreOffice/6.2.2.2$Windows_X86_64 LibreOffice_project/2b840030fec2aae0fd2658d8d4f9548af4e3518d</meta:generator>
    <meta:document-statistic meta:table-count="1" meta:cell-count="197" meta:object-count="0"/>
  </office:meta>
</office:document-meta>
</file>